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9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05:45:15.689005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9-08T05:56:07.098343426</dc:date>
    <meta:editing-duration>PT18H11M17S</meta:editing-duration>
    <meta:editing-cycles>188</meta:editing-cycles>
    <meta:generator>LibreOffice/6.4.6.2$Linux_X86_64 LibreOffice_project/40$Build-2</meta:generator>
    <meta:document-statistic meta:table-count="105" meta:cell-count="3685" meta:object-count="0"/>
  </office:meta>
</office:document-meta>
</file>